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178.55pt"/>
    </style:style>
    <style:style style:name="co3" style:family="table-column">
      <style:table-column-properties fo:break-before="auto" style:column-width="88.81pt"/>
    </style:style>
    <style:style style:name="co4" style:family="table-column">
      <style:table-column-properties fo:break-before="auto" style:column-width="89.6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240.29pt"/>
    </style:style>
    <style:style style:name="co8" style:family="table-column">
      <style:table-column-properties fo:break-before="auto" style:column-width="464.2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3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font-name="lucidatypewriter" fo:language="none" fo:country="none" style:font-name-asian="lucidatypewriter" style:language-asian="none" style:country-asian="none" style:font-name-complex="lucidatypewriter" style:language-complex="none" style:country-complex="none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1.5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22"/>
    <style:style style:name="ce9" style:family="table-cell" style:parent-style-name="Default" style:data-style-name="N122"/>
    <style:style style:name="ce10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22">
      <style:table-cell-properties fo:border-bottom="none" fo:border-left="none" fo:border-right="none" fo:border-top="1.5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121">
      <style:table-cell-properties fo:border="none"/>
    </style:style>
    <style:style style:name="ce3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5" office:value-type="string" calcext:value-type="string" table:number-columns-spanned="8" table:number-rows-spanned="1">
            <text:p>I. dp1 in [-10,10], dp2 in [-1,1], dp3 in [-5,5]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Approx. Upper</text:p>
          </table:table-cell>
          <table:table-cell office:value-type="string" calcext:value-type="string">
            <text:p>Solver_Time</text:p>
          </table:table-cell>
          <table:table-cell office:value-type="string" calcext:value-type="string">
            <text:p>Overall_Time</text:p>
          </table:table-cell>
          <table:table-cell office:value-type="string" calcext:value-type="string">
            <text:p>Solver_Info, Actualy used grid density</text:p>
          </table:table-cell>
          <table:table-cell office:value-type="string" calcext:value-type="string">
            <text:p>Method, Required grid dens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1_LPV4D</text:p>
          </table:table-cell>
          <table:table-cell table:style-name="ce1" office:value-type="string" calcext:value-type="string">
            <text:p>2020.04.13. Monday 13:01:09 id:2327</text:p>
          </table:table-cell>
          <table:table-cell table:style-name="ce4"/>
          <table:table-cell table:style-name="ce4" office:value-type="float" office:value="2.03523957766612" calcext:value-type="float">
            <text:p>2.035240</text:p>
          </table:table-cell>
          <table:table-cell table:style-name="ce10" office:value-type="float" office:value="3.27418" calcext:value-type="float">
            <text:p>3.3</text:p>
          </table:table-cell>
          <table:table-cell table:style-name="ce10" office:value-type="float" office:value="10.545428" calcext:value-type="float">
            <text:p>10.5</text:p>
          </table:table-cell>
          <table:table-cell table:style-name="ce1" office:value-type="string" calcext:value-type="string">
            <text:p>5x5x5, Successfully solved (MOSEK)</text:p>
          </table:table-cell>
          <table:table-cell table:style-name="ce1"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13 id:2327</text:p>
          </table:table-cell>
          <table:table-cell table:style-name="ce5"/>
          <table:table-cell table:style-name="ce5" office:value-type="float" office:value="2.03530890936951" calcext:value-type="float">
            <text:p>2.035309</text:p>
          </table:table-cell>
          <table:table-cell office:value-type="float" office:value="214.775238" calcext:value-type="float">
            <text:p>214.8</text:p>
          </table:table-cell>
          <table:table-cell office:value-type="float" office:value="363.601927" calcext:value-type="float">
            <text:p>363.6</text:p>
          </table:table-cell>
          <table:table-cell office:value-type="string" calcext:value-type="string">
            <text:p>15x15x1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24 id:2327</text:p>
          </table:table-cell>
          <table:table-cell table:style-name="ce5"/>
          <table:table-cell table:style-name="ce5" office:value-type="float" office:value="2.03526745575738" calcext:value-type="float">
            <text:p>2.035267</text:p>
          </table:table-cell>
          <table:table-cell office:value-type="float" office:value="3.105795" calcext:value-type="float">
            <text:p>3.1</text:p>
          </table:table-cell>
          <table:table-cell office:value-type="float" office:value="10.089841" calcext:value-type="float">
            <text:p>10.1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e+06, delta=1e-06: 80039752853551x143394635604500x95750724993079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34 id:2327</text:p>
          </table:table-cell>
          <table:table-cell table:style-name="ce5"/>
          <table:table-cell table:style-name="ce5" office:value-type="float" office:value="2.03538419987903" calcext:value-type="float">
            <text:p>2.035384</text:p>
          </table:table-cell>
          <table:table-cell office:value-type="float" office:value="2.723773" calcext:value-type="float">
            <text:p>2.7</text:p>
          </table:table-cell>
          <table:table-cell office:value-type="float" office:value="9.542829" calcext:value-type="float">
            <text:p>9.5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00, delta=1e-05: 800397528536x1433946356045x957507249931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44 id:2327</text:p>
          </table:table-cell>
          <table:table-cell table:style-name="ce5"/>
          <table:table-cell table:style-name="ce5" office:value-type="float" office:value="2.03666186619643" calcext:value-type="float">
            <text:p>2.036662</text:p>
          </table:table-cell>
          <table:table-cell office:value-type="float" office:value="2.7316" calcext:value-type="float">
            <text:p>2.7</text:p>
          </table:table-cell>
          <table:table-cell office:value-type="float" office:value="9.462575" calcext:value-type="float">
            <text:p>9.5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0, delta=0.0001: 8003975286x14339463561x9575072500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7:55 id:2327</text:p>
          </table:table-cell>
          <table:table-cell table:style-name="ce5"/>
          <table:table-cell table:style-name="ce5" office:value-type="float" office:value="2.04958260575912" calcext:value-type="float">
            <text:p>2.049583</text:p>
          </table:table-cell>
          <table:table-cell office:value-type="float" office:value="3.192005" calcext:value-type="float">
            <text:p>3.2</text:p>
          </table:table-cell>
          <table:table-cell office:value-type="float" office:value="10.016096" calcext:value-type="float">
            <text:p>10.0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0, delta=0.001: 80039753x143394636x95750725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8:06 id:2327</text:p>
          </table:table-cell>
          <table:table-cell table:style-name="ce5"/>
          <table:table-cell table:style-name="ce5" office:value-type="float" office:value="2.19579031245056" calcext:value-type="float">
            <text:p>2.195790</text:p>
          </table:table-cell>
          <table:table-cell office:value-type="float" office:value="3.961431" calcext:value-type="float">
            <text:p>4.0</text:p>
          </table:table-cell>
          <table:table-cell office:value-type="float" office:value="10.79692" calcext:value-type="float">
            <text:p>10.8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0, delta=0.01: 800398x1433947x957508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8:16 id:2327</text:p>
          </table:table-cell>
          <table:table-cell table:style-name="ce5"/>
          <table:table-cell table:style-name="ce7" office:value-type="string" calcext:value-type="string">
            <text:p>-</text:p>
          </table:table-cell>
          <table:table-cell office:value-type="float" office:value="1.941472" calcext:value-type="float">
            <text:p>1.9</text:p>
          </table:table-cell>
          <table:table-cell office:value-type="float" office:value="8.785808" calcext:value-type="float">
            <text:p>8.8</text:p>
          </table:table-cell>
          <table:table-cell table:style-name="ce13" office:value-type="string" calcext:value-type="string">
            <text:p>5x5x5, Infeasible problem (MOSEK)</text:p>
          </table:table-cell>
          <table:table-cell office:value-type="string" calcext:value-type="string">
            <text:p>Req grid for T=100, delta=0.1: 80040x143395x95751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08:27 id:2327</text:p>
          </table:table-cell>
          <table:table-cell table:style-name="ce5"/>
          <table:table-cell table:style-name="ce5" office:value-type="float" office:value="2.20914718392344" calcext:value-type="float">
            <text:p>2.209147</text:p>
          </table:table-cell>
          <table:table-cell office:value-type="float" office:value="3.480744" calcext:value-type="float">
            <text:p>3.5</text:p>
          </table:table-cell>
          <table:table-cell office:value-type="float" office:value="10.384109" calcext:value-type="float">
            <text:p>10.4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10, delta=0.01: 80040x143395x95751 (Wu, 1995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el1_LPV4D</text:p>
          </table:table-cell>
          <table:table-cell table:style-name="ce2" office:value-type="string" calcext:value-type="string">
            <text:p>2020.04.13. Monday 13:08:37 id:2327</text:p>
          </table:table-cell>
          <table:table-cell table:style-name="ce6"/>
          <table:table-cell table:style-name="ce8" office:value-type="string" calcext:value-type="string">
            <text:p>-</text:p>
          </table:table-cell>
          <table:table-cell table:style-name="ce11" office:value-type="float" office:value="1.90288" calcext:value-type="float">
            <text:p>1.9</text:p>
          </table:table-cell>
          <table:table-cell table:style-name="ce11" office:value-type="float" office:value="8.729215" calcext:value-type="float">
            <text:p>8.7</text:p>
          </table:table-cell>
          <table:table-cell table:style-name="ce14" office:value-type="string" calcext:value-type="string">
            <text:p>5x5x5, Infeasible problem (MOSEK)</text:p>
          </table:table-cell>
          <table:table-cell table:style-name="ce2" office:value-type="string" calcext:value-type="string">
            <text:p>Req grid for T=10, delta=0.1: 8004x14340x9576 (Wu, 1995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Stamp</text:p>
          </table:table-cell>
          <table:table-cell table:style-name="ce3" office:value-type="string" calcext:value-type="string">
            <text:p>Guaranteed Lower</text:p>
          </table:table-cell>
          <table:table-cell table:style-name="ce3" office:value-type="string" calcext:value-type="string">
            <text:p>Guaranteed Upper</text:p>
          </table:table-cell>
          <table:table-cell table:style-name="ce12" office:value-type="string" calcext:value-type="string">
            <text:p>Solver_Time</text:p>
          </table:table-cell>
          <table:table-cell table:style-name="ce12" office:value-type="string" calcext:value-type="string">
            <text:p>Overall_Time</text:p>
          </table:table-cell>
          <table:table-cell table:style-name="ce3" office:value-type="string" calcext:value-type="string">
            <text:p>Solver_Info</text:p>
          </table:table-cell>
          <table:table-cell table:style-name="ce3" office:value-type="string" calcext:value-type="string">
            <text:p>Metho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1_LPV4D</text:p>
          </table:table-cell>
          <table:table-cell table:style-name="ce1" office:value-type="string" calcext:value-type="string">
            <text:p>2020.04.13. Monday 13:13:49 id:2327</text:p>
          </table:table-cell>
          <table:table-cell table:style-name="ce4"/>
          <table:table-cell table:style-name="ce4" office:value-type="float" office:value="2.10051677689234" calcext:value-type="float">
            <text:p>2.100517</text:p>
          </table:table-cell>
          <table:table-cell table:style-name="ce10" office:value-type="float" office:value="299.820464" calcext:value-type="float">
            <text:p>299.8</text:p>
          </table:table-cell>
          <table:table-cell table:style-name="ce10" office:value-type="float" office:value="311.659535" calcext:value-type="float">
            <text:p>311.7</text:p>
          </table:table-cell>
          <table:table-cell table:style-name="ce1" office:value-type="string" calcext:value-type="string">
            <text:p>Successfully solved (MOSEK)</text:p>
          </table:table-cell>
          <table:table-cell table:style-name="ce1" office:value-type="string" calcext:value-type="string">
            <text:p>Descriptor – primal (These three are theoretically equival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18:01 id:2327</text:p>
          </table:table-cell>
          <table:table-cell table:style-name="ce5"/>
          <table:table-cell table:style-name="ce5" office:value-type="float" office:value="2.10564666849556" calcext:value-type="float">
            <text:p>2.105647</text:p>
          </table:table-cell>
          <table:table-cell office:value-type="float" office:value="242.96296" calcext:value-type="float">
            <text:p>243.0</text:p>
          </table:table-cell>
          <table:table-cell office:value-type="float" office:value="252.188692" calcext:value-type="float">
            <text:p>252.2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el1_LPV4D</text:p>
          </table:table-cell>
          <table:table-cell table:style-name="ce2" office:value-type="string" calcext:value-type="string">
            <text:p>2020.04.13. Monday 13:22:16 id:2327</text:p>
          </table:table-cell>
          <table:table-cell table:style-name="ce6"/>
          <table:table-cell table:style-name="ce6" office:value-type="float" office:value="2.10564666849556" calcext:value-type="float">
            <text:p>2.105647</text:p>
          </table:table-cell>
          <table:table-cell table:style-name="ce11" office:value-type="float" office:value="242.050221" calcext:value-type="float">
            <text:p>242.1</text:p>
          </table:table-cell>
          <table:table-cell table:style-name="ce11" office:value-type="float" office:value="254.502505" calcext:value-type="float">
            <text:p>254.5</text:p>
          </table:table-cell>
          <table:table-cell table:style-name="ce2" office:value-type="string" calcext:value-type="string">
            <text:p>Successfully solved (MOSEK)</text:p>
          </table:table-cell>
          <table:table-cell table:style-name="ce2"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22:50 id:2327</text:p>
          </table:table-cell>
          <table:table-cell table:style-name="ce5"/>
          <table:table-cell table:style-name="ce5" office:value-type="float" office:value="2.24860849805858" calcext:value-type="float">
            <text:p>2.248608</text:p>
          </table:table-cell>
          <table:table-cell/>
          <table:table-cell office:value-type="float" office:value="33.749994" calcext:value-type="float">
            <text:p>33.7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25:38 id:2327</text:p>
          </table:table-cell>
          <table:table-cell table:style-name="ce5"/>
          <table:table-cell table:style-name="ce5" office:value-type="float" office:value="2.36441711121937" calcext:value-type="float">
            <text:p>2.364417</text:p>
          </table:table-cell>
          <table:table-cell/>
          <table:table-cell office:value-type="float" office:value="162.930115" calcext:value-type="float">
            <text:p>162.9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13:28:37 id:2327</text:p>
          </table:table-cell>
          <table:table-cell table:style-name="ce5" office:value-type="float" office:value="2.02851105805651" calcext:value-type="float">
            <text:p>2.028511</text:p>
          </table:table-cell>
          <table:table-cell table:style-name="ce5" office:value-type="float" office:value="2.36441711121937" calcext:value-type="float">
            <text:p>2.364417</text:p>
          </table:table-cell>
          <table:table-cell/>
          <table:table-cell office:value-type="float" office:value="179.344054" calcext:value-type="float">
            <text:p>179.3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del1_LPV4D</text:p>
          </table:table-cell>
          <table:table-cell table:style-name="ce1" office:value-type="string" calcext:value-type="string">
            <text:p>2020.04.13. Monday 14:05:57 id:2327</text:p>
          </table:table-cell>
          <table:table-cell table:style-name="ce4"/>
          <table:table-cell table:style-name="ce4" office:value-type="float" office:value="2.03524484995885" calcext:value-type="float">
            <text:p>2.035245</text:p>
          </table:table-cell>
          <table:table-cell table:style-name="ce10" office:value-type="float" office:value="2173.010073" calcext:value-type="float">
            <text:p>2,173.0</text:p>
          </table:table-cell>
          <table:table-cell table:style-name="ce10" office:value-type="float" office:value="2239.951298" calcext:value-type="float">
            <text:p>2,240.0</text:p>
          </table:table-cell>
          <table:table-cell table:style-name="ce1" office:value-type="string" calcext:value-type="string">
            <text:p>Successfully solved (MOSEK)</text:p>
          </table:table-cell>
          <table:table-cell table:style-name="ce1"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odel1_LPV4D</text:p>
          </table:table-cell>
          <table:table-cell table:style-name="ce2" office:value-type="string" calcext:value-type="string">
            <text:p>2020.04.13. Monday 15:38:30 id:2334</text:p>
          </table:table-cell>
          <table:table-cell table:style-name="ce6"/>
          <table:table-cell table:style-name="ce6" office:value-type="float" office:value="2.03524102481956" calcext:value-type="float">
            <text:p>2.035241</text:p>
          </table:table-cell>
          <table:table-cell table:style-name="ce11" office:value-type="float" office:value="1329.557895" calcext:value-type="float">
            <text:p>1,329.6</text:p>
          </table:table-cell>
          <table:table-cell table:style-name="ce11" office:value-type="float" office:value="1387.98923" calcext:value-type="float">
            <text:p>1,388.0</text:p>
          </table:table-cell>
          <table:table-cell table:style-name="ce2" office:value-type="string" calcext:value-type="string">
            <text:p>Successfully solved (MOSEK)</text:p>
          </table:table-cell>
          <table:table-cell table:style-name="ce2"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1_LPV4D(2,2,2)</text:p>
          </table:table-cell>
          <table:table-cell/>
          <table:table-cell table:style-name="ce5" office:value-type="float" office:value="2.03523957593562" calcext:value-type="float">
            <text:p>2.035240</text:p>
          </table:table-cell>
          <table:table-cell table:number-columns-repeated="3"/>
          <table:table-cell office:value-type="string" calcext:value-type="string">
            <text:p>LTI H-infinity norm if p1 = p2 = p3 = 2</text:p>
          </table:table-cell>
          <table:table-cell office:value-type="string" calcext:value-type="string">
            <text:p>Matlab’s built-in ``norm(sys(2,2,2),Inf)’’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8" table:number-rows-spanned="1">
            <text:p>II. dp1 in [-100,100], dp2 in [-10,10], dp3 in [-50,50] (i.e. { dp1 in [-10,10], dp2 in [-1,1], dp3 in [-5,5] } * 10)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02:25 id:2350</text:p>
          </table:table-cell>
          <table:table-cell/>
          <table:table-cell office:value-type="float" office:value="2.50069044501004" calcext:value-type="float">
            <text:p>2.50069044501004</text:p>
          </table:table-cell>
          <table:table-cell table:style-name="Default" office:value-type="float" office:value="3.763568" calcext:value-type="float">
            <text:p>3.763568</text:p>
          </table:table-cell>
          <table:table-cell table:style-name="Default" office:value-type="float" office:value="10.814598" calcext:value-type="float">
            <text:p>10.814598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06:34 id:2350</text:p>
          </table:table-cell>
          <table:table-cell/>
          <table:table-cell office:value-type="float" office:value="2.69285796471826" calcext:value-type="float">
            <text:p>2.69285796471826</text:p>
          </table:table-cell>
          <table:table-cell table:style-name="Default" office:value-type="float" office:value="234.993388" calcext:value-type="float">
            <text:p>234.993388</text:p>
          </table:table-cell>
          <table:table-cell table:style-name="Default" office:value-type="float" office:value="247.827262" calcext:value-type="float">
            <text:p>247.827262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07:14 id:2350</text:p>
          </table:table-cell>
          <table:table-cell/>
          <table:table-cell office:value-type="float" office:value="2.82033877316899" calcext:value-type="float">
            <text:p>2.82033877316899</text:p>
          </table:table-cell>
          <table:table-cell table:style-name="Default"/>
          <table:table-cell table:style-name="Default" office:value-type="float" office:value="38.988533" calcext:value-type="float">
            <text:p>38.988533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10:03 id:2350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884398630243" calcext:value-type="float">
            <text:p>2.81884398630243</text:p>
          </table:table-cell>
          <table:table-cell table:style-name="Default"/>
          <table:table-cell table:style-name="Default" office:value-type="float" office:value="93.115172" calcext:value-type="float">
            <text:p>93.115172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0:41:22 id:2350</text:p>
          </table:table-cell>
          <table:table-cell/>
          <table:table-cell office:value-type="float" office:value="2.37246558356987" calcext:value-type="float">
            <text:p>2.37246558356987</text:p>
          </table:table-cell>
          <table:table-cell table:style-name="Default" office:value-type="float" office:value="1823.517395" calcext:value-type="float">
            <text:p>1823.517395</text:p>
          </table:table-cell>
          <table:table-cell table:style-name="Default" office:value-type="float" office:value="1879.177951" calcext:value-type="float">
            <text:p>1879.17795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05:38 id:2350</text:p>
          </table:table-cell>
          <table:table-cell/>
          <table:table-cell office:value-type="float" office:value="2.37250963593153" calcext:value-type="float">
            <text:p>2.37250963593153</text:p>
          </table:table-cell>
          <table:table-cell table:style-name="Default" office:value-type="float" office:value="1394.224726" calcext:value-type="float">
            <text:p>1394.224726</text:p>
          </table:table-cell>
          <table:table-cell table:style-name="Default" office:value-type="float" office:value="1455.079271" calcext:value-type="float">
            <text:p>1455.07927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00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09:59 id:2351</text:p>
          </table:table-cell>
          <table:table-cell/>
          <table:table-cell office:value-type="float" office:value="2.68133181557627" calcext:value-type="float">
            <text:p>2.68133181557627</text:p>
          </table:table-cell>
          <table:table-cell table:style-name="Default" office:value-type="float" office:value="3.708297" calcext:value-type="float">
            <text:p>3.708297</text:p>
          </table:table-cell>
          <table:table-cell table:style-name="Default" office:value-type="float" office:value="11.842799" calcext:value-type="float">
            <text:p>11.842799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14:05 id:2351</text:p>
          </table:table-cell>
          <table:table-cell/>
          <table:table-cell office:value-type="float" office:value="2.78009235130869" calcext:value-type="float">
            <text:p>2.78009235130869</text:p>
          </table:table-cell>
          <table:table-cell table:style-name="Default" office:value-type="float" office:value="230.543613" calcext:value-type="float">
            <text:p>230.543613</text:p>
          </table:table-cell>
          <table:table-cell table:style-name="Default" office:value-type="float" office:value="244.442347" calcext:value-type="float">
            <text:p>244.44234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14:45 id:2351</text:p>
          </table:table-cell>
          <table:table-cell/>
          <table:table-cell office:value-type="float" office:value="2.82026959237618" calcext:value-type="float">
            <text:p>2.82026959237618</text:p>
          </table:table-cell>
          <table:table-cell table:style-name="Default"/>
          <table:table-cell table:style-name="Default" office:value-type="float" office:value="39.904897" calcext:value-type="float">
            <text:p>39.904897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17:57 id:2351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924566906359" calcext:value-type="float">
            <text:p>2.81924566906359</text:p>
          </table:table-cell>
          <table:table-cell table:style-name="Default"/>
          <table:table-cell table:style-name="Default" office:value-type="float" office:value="104.070897" calcext:value-type="float">
            <text:p>104.070897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1:55:51 id:2351</text:p>
          </table:table-cell>
          <table:table-cell/>
          <table:table-cell office:value-type="float" office:value="2.72932634897617" calcext:value-type="float">
            <text:p>2.72932634897617</text:p>
          </table:table-cell>
          <table:table-cell table:style-name="Default" office:value-type="float" office:value="2219.578694" calcext:value-type="float">
            <text:p>2219.578694</text:p>
          </table:table-cell>
          <table:table-cell table:style-name="Default" office:value-type="float" office:value="2272.963155" calcext:value-type="float">
            <text:p>2272.963155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0:45 id:2351</text:p>
          </table:table-cell>
          <table:table-cell/>
          <table:table-cell office:value-type="float" office:value="2.7291213977834" calcext:value-type="float">
            <text:p>2.7291213977834</text:p>
          </table:table-cell>
          <table:table-cell table:style-name="Default" office:value-type="float" office:value="1425.221292" calcext:value-type="float">
            <text:p>1425.221292</text:p>
          </table:table-cell>
          <table:table-cell table:style-name="Default" office:value-type="float" office:value="1493.201897" calcext:value-type="float">
            <text:p>1493.20189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e3 → Bold italic: meaningless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1:20 id:2352</text:p>
          </table:table-cell>
          <table:table-cell/>
          <table:table-cell table:style-name="ce25" office:value-type="float" office:value="2.68303688028365" calcext:value-type="float">
            <text:p>2.68303688028365</text:p>
          </table:table-cell>
          <table:table-cell table:style-name="Default" office:value-type="float" office:value="2.776353" calcext:value-type="float">
            <text:p>2.776353</text:p>
          </table:table-cell>
          <table:table-cell table:style-name="Default" office:value-type="float" office:value="11.155299" calcext:value-type="float">
            <text:p>11.155299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4:52 id:2352</text:p>
          </table:table-cell>
          <table:table-cell/>
          <table:table-cell office:value-type="float" office:value="2.7807585761487" calcext:value-type="float">
            <text:p>2.7807585761487</text:p>
          </table:table-cell>
          <table:table-cell table:style-name="Default" office:value-type="float" office:value="195.880867" calcext:value-type="float">
            <text:p>195.880867</text:p>
          </table:table-cell>
          <table:table-cell table:style-name="Default" office:value-type="float" office:value="210.184997" calcext:value-type="float">
            <text:p>210.18499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5:40 id:2352</text:p>
          </table:table-cell>
          <table:table-cell/>
          <table:table-cell table:style-name="ce13" office:value-type="float" office:value="2.81963134967875" calcext:value-type="float">
            <text:p>2.81963134967875</text:p>
          </table:table-cell>
          <table:table-cell table:style-name="Default"/>
          <table:table-cell table:style-name="Default" office:value-type="float" office:value="47.737574" calcext:value-type="float">
            <text:p>47.737574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29:10 id:2352</text:p>
          </table:table-cell>
          <table:table-cell office:value-type="float" office:value="2.02851105805651" calcext:value-type="float">
            <text:p>2.02851105805651</text:p>
          </table:table-cell>
          <table:table-cell table:style-name="ce13" office:value-type="float" office:value="2.81813194525962" calcext:value-type="float">
            <text:p>2.81813194525962</text:p>
          </table:table-cell>
          <table:table-cell table:style-name="Default"/>
          <table:table-cell table:style-name="Default" office:value-type="float" office:value="114.380577" calcext:value-type="float">
            <text:p>114.380577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30:16 id:2352</text:p>
          </table:table-cell>
          <table:table-cell table:number-columns-repeated="2"/>
          <table:table-cell table:style-name="Default"/>
          <table:table-cell table:style-name="Default" office:value-type="float" office:value="64.736994" calcext:value-type="float">
            <text:p>64.736994</text:p>
          </table:table-cell>
          <table:table-cell office:value-type="string" calcext:value-type="string">
            <text:p>Unknown problem in solver (Out of memory. Type "help memory" for your options.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2:53:20 id:2352</text:p>
          </table:table-cell>
          <table:table-cell/>
          <table:table-cell office:value-type="float" office:value="2.7768342796527" calcext:value-type="float">
            <text:p>2.7768342796527</text:p>
          </table:table-cell>
          <table:table-cell table:style-name="Default" office:value-type="float" office:value="1278.35609" calcext:value-type="float">
            <text:p>1278.35609</text:p>
          </table:table-cell>
          <table:table-cell table:style-name="Default" office:value-type="float" office:value="1383.578644" calcext:value-type="float">
            <text:p>1383.57864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e4 → Bold italic: meaningless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0:37 id:2353</text:p>
          </table:table-cell>
          <table:table-cell/>
          <table:table-cell table:style-name="ce13" office:value-type="float" office:value="2.68305331689286" calcext:value-type="float">
            <text:p>2.68305331689286</text:p>
          </table:table-cell>
          <table:table-cell table:style-name="Default" office:value-type="float" office:value="2.275977" calcext:value-type="float">
            <text:p>2.275977</text:p>
          </table:table-cell>
          <table:table-cell table:style-name="Default" office:value-type="float" office:value="9.987713" calcext:value-type="float">
            <text:p>9.987713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3:22 id:2353</text:p>
          </table:table-cell>
          <table:table-cell/>
          <table:table-cell office:value-type="float" office:value="2.78075936139437" calcext:value-type="float">
            <text:p>2.78075936139437</text:p>
          </table:table-cell>
          <table:table-cell table:style-name="Default" office:value-type="float" office:value="149.883984" calcext:value-type="float">
            <text:p>149.883984</text:p>
          </table:table-cell>
          <table:table-cell table:style-name="Default" office:value-type="float" office:value="163.788999" calcext:value-type="float">
            <text:p>163.78899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4:16 id:2353</text:p>
          </table:table-cell>
          <table:table-cell/>
          <table:table-cell office:value-type="float" office:value="2.82739191302986" calcext:value-type="float">
            <text:p>2.82739191302986</text:p>
          </table:table-cell>
          <table:table-cell table:style-name="Default"/>
          <table:table-cell table:style-name="Default" office:value-type="float" office:value="53.059505" calcext:value-type="float">
            <text:p>53.059505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7:54 id:2353</text:p>
          </table:table-cell>
          <table:table-cell office:value-type="float" office:value="2.02851105805651" calcext:value-type="float">
            <text:p>2.02851105805651</text:p>
          </table:table-cell>
          <table:table-cell table:style-name="ce13" office:value-type="float" office:value="2.81862859240125" calcext:value-type="float">
            <text:p>2.81862859240125</text:p>
          </table:table-cell>
          <table:table-cell table:style-name="Default"/>
          <table:table-cell table:style-name="Default" office:value-type="float" office:value="117.988429" calcext:value-type="float">
            <text:p>117.988429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08:47 id:2353</text:p>
          </table:table-cell>
          <table:table-cell table:number-columns-repeated="2"/>
          <table:table-cell table:style-name="Default"/>
          <table:table-cell table:style-name="Default" office:value-type="float" office:value="51.781193" calcext:value-type="float">
            <text:p>51.781193</text:p>
          </table:table-cell>
          <table:table-cell office:value-type="string" calcext:value-type="string">
            <text:p>Unknown problem in solver (Out of memory. Type "help memory" for your options.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28:57 id:2353</text:p>
          </table:table-cell>
          <table:table-cell/>
          <table:table-cell table:style-name="ce13" office:value-type="float" office:value="2.694649013175" calcext:value-type="float">
            <text:p>2.694649013175</text:p>
          </table:table-cell>
          <table:table-cell table:style-name="Default" office:value-type="float" office:value="1111.157933" calcext:value-type="float">
            <text:p>1111.157933</text:p>
          </table:table-cell>
          <table:table-cell table:style-name="Default" office:value-type="float" office:value="1209.605438" calcext:value-type="float">
            <text:p>1209.60543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9" office:value-type="string" calcext:value-type="string" table:number-columns-spanned="8" table:number-rows-spanned="1">
            <text:p>{ dp1 in [-10,10], dp2 in [-1,1], dp3 in [-5,5] } * 1e5 → Bold italic: meaningless</text:p>
          </table:table-cell>
          <table:covered-table-cell table:number-columns-repeated="3"/>
          <table:covered-table-cell table:number-columns-repeated="2" table:style-name="ce27"/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2020.04.13. Monday 23:29:43 id:2354</text:p>
          </table:table-cell>
          <table:table-cell/>
          <table:table-cell table:style-name="ce13" office:value-type="float" office:value="2.6830534808692" calcext:value-type="float">
            <text:p>2.6830534808692</text:p>
          </table:table-cell>
          <table:table-cell table:style-name="Default" office:value-type="float" office:value="2.224032" calcext:value-type="float">
            <text:p>2.224032</text:p>
          </table:table-cell>
          <table:table-cell table:style-name="Default" office:value-type="float" office:value="9.413283" calcext:value-type="float">
            <text:p>9.413283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32:57 id:2354</text:p>
          </table:table-cell>
          <table:table-cell/>
          <table:table-cell office:value-type="float" office:value="2.78075911067564" calcext:value-type="float">
            <text:p>2.78075911067564</text:p>
          </table:table-cell>
          <table:table-cell table:style-name="Default" office:value-type="float" office:value="179.643741" calcext:value-type="float">
            <text:p>179.643741</text:p>
          </table:table-cell>
          <table:table-cell table:style-name="Default" office:value-type="float" office:value="192.483474" calcext:value-type="float">
            <text:p>192.48347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33:58 id:2354</text:p>
          </table:table-cell>
          <table:table-cell/>
          <table:table-cell office:value-type="float" office:value="2.87240145997068" calcext:value-type="float">
            <text:p>2.87240145997068</text:p>
          </table:table-cell>
          <table:table-cell table:style-name="Default"/>
          <table:table-cell table:style-name="Default" office:value-type="float" office:value="59.922712" calcext:value-type="float">
            <text:p>59.922712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37:58 id:2354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851428506674" calcext:value-type="float">
            <text:p>2.81851428506674</text:p>
          </table:table-cell>
          <table:table-cell table:style-name="Default"/>
          <table:table-cell table:style-name="Default" office:value-type="float" office:value="129.617165" calcext:value-type="float">
            <text:p>129.617165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57:03 id:2354</text:p>
          </table:table-cell>
          <table:table-cell/>
          <table:table-cell table:style-name="ce13" office:value-type="float" office:value="49.9605489149094" calcext:value-type="float">
            <text:p>49.9605489149094</text:p>
          </table:table-cell>
          <table:table-cell table:style-name="Default" office:value-type="float" office:value="1091.715933" calcext:value-type="float">
            <text:p>1091.715933</text:p>
          </table:table-cell>
          <table:table-cell table:style-name="Default" office:value-type="float" office:value="1143.441119" calcext:value-type="float">
            <text:p>1143.44111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</text:p>
          </table:table-cell>
          <table:table-cell office:value-type="string" calcext:value-type="string">
            <text:p>2020.04.13. Monday 23:58:54 id:2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table:style-name="Default" office:value-type="float" office:value="108.913106" calcext:value-type="float">
            <text:p>108.913106</text:p>
          </table:table-cell>
          <table:table-cell office:value-type="string" calcext:value-type="string">
            <text:p>Unknown problem in solver (Turn on 'debug' in sdpsettings) (Out of memory. Type "help memory" for your options.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14:20 id:2357</text:p>
          </table:table-cell>
          <table:table-cell office:value-type="float" office:value="0" calcext:value-type="float">
            <text:p>0</text:p>
          </table:table-cell>
          <table:table-cell office:value-type="float" office:value="2.05126989067949" calcext:value-type="float">
            <text:p>2.05126989067949</text:p>
          </table:table-cell>
          <table:table-cell table:style-name="Default" office:value-type="float" office:value="4.266247" calcext:value-type="float">
            <text:p>4.266247</text:p>
          </table:table-cell>
          <table:table-cell table:style-name="Default" office:value-type="float" office:value="11.599493" calcext:value-type="float">
            <text:p>11.599493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18:05 id:2357</text:p>
          </table:table-cell>
          <table:table-cell office:value-type="float" office:value="0" calcext:value-type="float">
            <text:p>0</text:p>
          </table:table-cell>
          <table:table-cell office:value-type="float" office:value="2.20063554509286" calcext:value-type="float">
            <text:p>2.20063554509286</text:p>
          </table:table-cell>
          <table:table-cell table:style-name="Default" office:value-type="float" office:value="209.852716" calcext:value-type="float">
            <text:p>209.852716</text:p>
          </table:table-cell>
          <table:table-cell table:style-name="Default" office:value-type="float" office:value="223.006497" calcext:value-type="float">
            <text:p>223.00649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18:43 id:2357</text:p>
          </table:table-cell>
          <table:table-cell office:value-type="float" office:value="0" calcext:value-type="float">
            <text:p>0</text:p>
          </table:table-cell>
          <table:table-cell office:value-type="float" office:value="2.54833429486015" calcext:value-type="float">
            <text:p>2.54833429486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11201" calcext:value-type="float">
            <text:p>37.811201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21:07 id:2357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59231592853063" calcext:value-type="float">
            <text:p>2.592315928530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2.018482" calcext:value-type="float">
            <text:p>142.018482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1.78</text:p>
          </table:table-cell>
          <table:table-cell office:value-type="string" calcext:value-type="string">
            <text:p>2020.04.14. Tuesday 00:40:08 id:2357</text:p>
          </table:table-cell>
          <table:table-cell office:value-type="float" office:value="0" calcext:value-type="float">
            <text:p>0</text:p>
          </table:table-cell>
          <table:table-cell office:value-type="float" office:value="2.05120659809694" calcext:value-type="float">
            <text:p>2.05120659809694</text:p>
          </table:table-cell>
          <table:table-cell table:style-name="Default" office:value-type="float" office:value="1082.816618" calcext:value-type="float">
            <text:p>1082.816618</text:p>
          </table:table-cell>
          <table:table-cell table:style-name="Default" office:value-type="float" office:value="1140.905834" calcext:value-type="float">
            <text:p>1140.90583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0:20 id:2357</text:p>
          </table:table-cell>
          <table:table-cell office:value-type="float" office:value="0" calcext:value-type="float">
            <text:p>0</text:p>
          </table:table-cell>
          <table:table-cell office:value-type="float" office:value="2.14179282356365" calcext:value-type="float">
            <text:p>2.14179282356365</text:p>
          </table:table-cell>
          <table:table-cell table:style-name="Default" office:value-type="float" office:value="4.223732" calcext:value-type="float">
            <text:p>4.223732</text:p>
          </table:table-cell>
          <table:table-cell table:style-name="Default" office:value-type="float" office:value="11.728686" calcext:value-type="float">
            <text:p>11.728686</text:p>
          </table:table-cell>
          <table:table-cell office:value-type="string" calcext:value-type="string">
            <text:p>5x5x5, Successfully solved (MOSEK)</text:p>
          </table:table-cell>
          <table:table-cell office:value-type="string" calcext:value-type="string">
            <text:p>Req grid for T=Inf, delta=0: InfxInfxInf (Wu, 199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5:14 id:2357</text:p>
          </table:table-cell>
          <table:table-cell office:value-type="float" office:value="0" calcext:value-type="float">
            <text:p>0</text:p>
          </table:table-cell>
          <table:table-cell office:value-type="float" office:value="2.36050330073879" calcext:value-type="float">
            <text:p>2.36050330073879</text:p>
          </table:table-cell>
          <table:table-cell table:style-name="Default" office:value-type="float" office:value="278.298015" calcext:value-type="float">
            <text:p>278.298015</text:p>
          </table:table-cell>
          <table:table-cell table:style-name="Default" office:value-type="float" office:value="291.692839" calcext:value-type="float">
            <text:p>291.69283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5:51 id:2357</text:p>
          </table:table-cell>
          <table:table-cell office:value-type="float" office:value="0" calcext:value-type="float">
            <text:p>0</text:p>
          </table:table-cell>
          <table:table-cell office:value-type="float" office:value="2.82087126323161" calcext:value-type="float">
            <text:p>2.820871263231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250375" calcext:value-type="float">
            <text:p>37.250375</text:p>
          </table:table-cell>
          <table:table-cell office:value-type="string" calcext:value-type="string">
            <text:p>Pole: [-1 -1 -1], Length: [2 <text:s/>2 <text:s/>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0:47:45 id:2357</text:p>
          </table:table-cell>
          <table:table-cell office:value-type="float" office:value="2.02851105805651" calcext:value-type="float">
            <text:p>2.02851105805651</text:p>
          </table:table-cell>
          <table:table-cell office:value-type="float" office:value="2.81855086686819" calcext:value-type="float">
            <text:p>2.818550866868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2.702329" calcext:value-type="float">
            <text:p>112.702329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1_LPV4D_x3.16</text:p>
          </table:table-cell>
          <table:table-cell office:value-type="string" calcext:value-type="string">
            <text:p>2020.04.14. Tuesday 01:05:54 id:2357</text:p>
          </table:table-cell>
          <table:table-cell office:value-type="float" office:value="0" calcext:value-type="float">
            <text:p>0</text:p>
          </table:table-cell>
          <table:table-cell office:value-type="float" office:value="2.11755668912915" calcext:value-type="float">
            <text:p>2.11755668912915</text:p>
          </table:table-cell>
          <table:table-cell table:style-name="Default" office:value-type="float" office:value="1031.776193" calcext:value-type="float">
            <text:p>1031.776193</text:p>
          </table:table-cell>
          <table:table-cell table:style-name="Default" office:value-type="float" office:value="1088.77138" calcext:value-type="float">
            <text:p>1088.7713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2"/>
        </table:table-row>
        <table:table-row table:style-name="ro1" table:number-rows-repeated="104849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1" table:default-cell-style-name="Default"/>
        <table:table-column table:style-name="co10" table:default-cell-style-name="ce33"/>
        <table:table-column table:style-name="co10" table:number-columns-repeated="18" table:default-cell-style-name="Default"/>
        <table:table-column table:style-name="co10" table:default-cell-style-name="ce13"/>
        <table:table-column table:style-name="co10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1.78" calcext:value-type="float">
            <text:p>1.78</text:p>
          </table:table-cell>
          <table:table-cell office:value-type="float" office:value="2.15" calcext:value-type="float">
            <text:p>2.15</text:p>
          </table:table-cell>
          <table:table-cell office:value-type="float" office:value="3.16" calcext:value-type="float">
            <text:p>3.16</text:p>
          </table:table-cell>
          <table:table-cell office:value-type="float" office:value="4.64" calcext:value-type="float">
            <text:p>4.64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17.8" calcext:value-type="float">
            <text:p>17.8</text:p>
          </table:table-cell>
          <table:table-cell office:value-type="float" office:value="21.5" calcext:value-type="float">
            <text:p>21.5</text:p>
          </table:table-cell>
          <table:table-cell office:value-type="float" office:value="31.6" calcext:value-type="float">
            <text:p>31.6</text:p>
          </table:table-cell>
          <table:table-cell office:value-type="float" office:value="46.4" calcext:value-type="float">
            <text:p>46.4</text:p>
          </table:table-cell>
          <table:table-cell office:value-type="float" office:value="56.2" calcext:value-type="float">
            <text:p>56.2</text:p>
          </table:table-cell>
          <table:table-cell office:value-type="float" office:value="100" calcext:value-type="float">
            <text:p>100</text:p>
          </table:table-cell>
          <table:table-cell office:value-type="float" office:value="177.8" calcext:value-type="float">
            <text:p>177.8</text:p>
          </table:table-cell>
          <table:table-cell office:value-type="float" office:value="215.4" calcext:value-type="float">
            <text:p>215.4</text:p>
          </table:table-cell>
          <table:table-cell office:value-type="float" office:value="316.2" calcext:value-type="float">
            <text:p>316.2</text:p>
          </table:table-cell>
          <table:table-cell office:value-type="float" office:value="464.2" calcext:value-type="float">
            <text:p>464.2</text:p>
          </table:table-cell>
          <table:table-cell office:value-type="float" office:value="562.3" calcext:value-type="float">
            <text:p>562.3</text:p>
          </table:table-cell>
          <table:table-cell office:value-type="float" office:value="1000" calcext:value-type="float">
            <text:p>1000</text:p>
          </table:table-cell>
          <table:table-cell table:style-name="ce34" office:value-type="float" office:value="10000" calcext:value-type="float">
            <text:p>1.00E+04</text:p>
          </table:table-cell>
          <table:table-cell table:style-name="ce34" office:value-type="float" office:value="100000" calcext:value-type="float">
            <text:p>1.00E+05</text:p>
          </table:table-cell>
        </table:table-row>
        <table:table-row table:style-name="ro1">
          <table:table-cell office:value-type="string" calcext:value-type="string">
            <text:p>Req grid for T=Inf, delta=0: InfxInfxInf (Wu, 1995)</text:p>
          </table:table-cell>
          <table:table-cell office:value-type="float" office:value="2.03523957766612" calcext:value-type="float">
            <text:p>2.035240</text:p>
          </table:table-cell>
          <table:table-cell office:value-type="float" office:value="2.05126989067949" calcext:value-type="float">
            <text:p>2.05126989067949</text:p>
          </table:table-cell>
          <table:table-cell office:value-type="string" calcext:value-type="string">
            <text:p>NaN</text:p>
          </table:table-cell>
          <table:table-cell office:value-type="float" office:value="2.14179282356365" calcext:value-type="float">
            <text:p>2.14179282356365</text:p>
          </table:table-cell>
          <table:table-cell office:value-type="string" calcext:value-type="string">
            <text:p>NaN</text:p>
          </table:table-cell>
          <table:table-cell office:value-type="float" office:value="2.29222240933528" calcext:value-type="float">
            <text:p>2.29222240933528</text:p>
          </table:table-cell>
          <table:table-cell office:value-type="float" office:value="2.50069044501004" calcext:value-type="float">
            <text:p>2.50069044501004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.68133181557627" calcext:value-type="float">
            <text:p>2.68133181557627</text:p>
          </table:table-cell>
          <table:table-cell table:number-columns-repeated="5" office:value-type="string" calcext:value-type="string">
            <text:p>NaN</text:p>
          </table:table-cell>
          <table:table-cell table:style-name="ce25" office:value-type="float" office:value="2.68303688028365" calcext:value-type="float">
            <text:p>2.68303688028365</text:p>
          </table:table-cell>
          <table:table-cell office:value-type="float" office:value="2.68305331689286" calcext:value-type="float">
            <text:p>2.68305331689286</text:p>
          </table:table-cell>
          <table:table-cell table:style-name="ce13" office:value-type="float" office:value="2.6830534808692" calcext:value-type="float">
            <text:p>2.6830534808692</text:p>
          </table:table-cell>
        </table:table-row>
        <table:table-row table:style-name="ro1">
          <table:table-cell office:value-type="string" calcext:value-type="string">
            <text:p>Descriptor - dual explicit LMI form</text:p>
          </table:table-cell>
          <table:table-cell office:value-type="float" office:value="2.10564666849556" calcext:value-type="float">
            <text:p>2.105647</text:p>
          </table:table-cell>
          <table:table-cell office:value-type="float" office:value="2.20063554509286" calcext:value-type="float">
            <text:p>2.20063554509286</text:p>
          </table:table-cell>
          <table:table-cell office:value-type="string" calcext:value-type="string">
            <text:p>NaN</text:p>
          </table:table-cell>
          <table:table-cell office:value-type="float" office:value="2.36050330073879" calcext:value-type="float">
            <text:p>2.36050330073879</text:p>
          </table:table-cell>
          <table:table-cell office:value-type="string" calcext:value-type="string">
            <text:p>NaN</text:p>
          </table:table-cell>
          <table:table-cell office:value-type="float" office:value="2.55228514512871" calcext:value-type="float">
            <text:p>2.55228514512871</text:p>
          </table:table-cell>
          <table:table-cell office:value-type="float" office:value="2.69285796471826" calcext:value-type="float">
            <text:p>2.69285796471826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.78009235130869" calcext:value-type="float">
            <text:p>2.78009235130869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.7807585761487" calcext:value-type="float">
            <text:p>2.7807585761487</text:p>
          </table:table-cell>
          <table:table-cell table:style-name="Default" office:value-type="float" office:value="2.78075936139437" calcext:value-type="float">
            <text:p>2.78075936139437</text:p>
          </table:table-cell>
          <table:table-cell office:value-type="float" office:value="2.78075911067564" calcext:value-type="float">
            <text:p>2.78075911067564</text:p>
          </table:table-cell>
        </table:table-row>
        <table:table-row table:style-name="ro1">
          <table:table-cell office:value-type="string" calcext:value-type="string">
            <text:p>IQCToolbox - ltvs</text:p>
          </table:table-cell>
          <table:table-cell table:style-name="ce5" office:value-type="float" office:value="2.24860849805858" calcext:value-type="float">
            <text:p>2.248608</text:p>
          </table:table-cell>
          <table:table-cell office:value-type="float" office:value="2.54833429486015" calcext:value-type="float">
            <text:p>2.54833429486015</text:p>
          </table:table-cell>
          <table:table-cell office:value-type="string" calcext:value-type="string">
            <text:p>NaN</text:p>
          </table:table-cell>
          <table:table-cell office:value-type="float" office:value="2.82087126323161" calcext:value-type="float">
            <text:p>2.82087126323161</text:p>
          </table:table-cell>
          <table:table-cell office:value-type="string" calcext:value-type="string">
            <text:p>NaN</text:p>
          </table:table-cell>
          <table:table-cell office:value-type="float" office:value="2.81794253677084" calcext:value-type="float">
            <text:p>2.81794253677084</text:p>
          </table:table-cell>
          <table:table-cell office:value-type="float" office:value="2.82033877316899" calcext:value-type="float">
            <text:p>2.82033877316899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.82026959237618" calcext:value-type="float">
            <text:p>2.82026959237618</text:p>
          </table:table-cell>
          <table:table-cell table:number-columns-repeated="5" office:value-type="string" calcext:value-type="string">
            <text:p>NaN</text:p>
          </table:table-cell>
          <table:table-cell table:style-name="ce13" office:value-type="float" office:value="2.81963134967875" calcext:value-type="float">
            <text:p>2.81963134967875</text:p>
          </table:table-cell>
          <table:table-cell table:style-name="Default" office:value-type="float" office:value="2.82739191302986" calcext:value-type="float">
            <text:p>2.82739191302986</text:p>
          </table:table-cell>
          <table:table-cell office:value-type="float" office:value="2.87240145997068" calcext:value-type="float">
            <text:p>2.87240145997068</text:p>
          </table:table-cell>
        </table:table-row>
        <table:table-row table:style-name="ro1">
          <table:table-cell office:value-type="string" calcext:value-type="string">
            <text:p>LPVTools - LFT/IQC</text:p>
          </table:table-cell>
          <table:table-cell table:style-name="ce5" office:value-type="float" office:value="2.36441711121937" calcext:value-type="float">
            <text:p>2.364417</text:p>
          </table:table-cell>
          <table:table-cell office:value-type="float" office:value="2.59231592853063" calcext:value-type="float">
            <text:p>2.59231592853063</text:p>
          </table:table-cell>
          <table:table-cell office:value-type="string" calcext:value-type="string">
            <text:p>NaN</text:p>
          </table:table-cell>
          <table:table-cell office:value-type="float" office:value="2.81855086686819" calcext:value-type="float">
            <text:p>2.81855086686819</text:p>
          </table:table-cell>
          <table:table-cell office:value-type="string" calcext:value-type="string">
            <text:p>NaN</text:p>
          </table:table-cell>
          <table:table-cell office:value-type="float" office:value="2.81812896808011" calcext:value-type="float">
            <text:p>2.81812896808011</text:p>
          </table:table-cell>
          <table:table-cell office:value-type="float" office:value="2.81884398630243" calcext:value-type="float">
            <text:p>2.81884398630243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.81924566906359" calcext:value-type="float">
            <text:p>2.81924566906359</text:p>
          </table:table-cell>
          <table:table-cell table:number-columns-repeated="5" office:value-type="string" calcext:value-type="string">
            <text:p>NaN</text:p>
          </table:table-cell>
          <table:table-cell table:style-name="ce13" office:value-type="float" office:value="2.81813194525962" calcext:value-type="float">
            <text:p>2.81813194525962</text:p>
          </table:table-cell>
          <table:table-cell office:value-type="float" office:value="2.81862859240125" calcext:value-type="float">
            <text:p>2.81862859240125</text:p>
          </table:table-cell>
          <table:table-cell office:value-type="float" office:value="2.81851428506674" calcext:value-type="float">
            <text:p>2.81851428506674</text:p>
          </table:table-cell>
        </table:table-row>
        <table:table-row table:style-name="ro1">
          <table:table-cell office:value-type="string" calcext:value-type="string">
            <text:p>Polytopic a. with Finsler (old)</text:p>
          </table:table-cell>
          <table:table-cell office:value-type="float" office:value="2.03524484995885" calcext:value-type="float">
            <text:p>2.035245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.37246558356987" calcext:value-type="float">
            <text:p>2.37246558356987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.72932634897617" calcext:value-type="float">
            <text:p>2.72932634897617</text:p>
          </table:table-cell>
          <table:table-cell table:number-columns-repeated="6" office:value-type="string" calcext:value-type="string">
            <text:p>NaN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Polytopic a. with Finsler</text:p>
          </table:table-cell>
          <table:table-cell office:value-type="float" office:value="2.03524102481956" calcext:value-type="float">
            <text:p>2.035241</text:p>
          </table:table-cell>
          <table:table-cell office:value-type="float" office:value="2.05120659809694" calcext:value-type="float">
            <text:p>2.05120659809694</text:p>
          </table:table-cell>
          <table:table-cell office:value-type="string" calcext:value-type="string">
            <text:p>NaN</text:p>
          </table:table-cell>
          <table:table-cell office:value-type="float" office:value="2.11755668912915" calcext:value-type="float">
            <text:p>2.1175566891291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.37250963593153" calcext:value-type="float">
            <text:p>2.37250963593153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.7291213977834" calcext:value-type="float">
            <text:p>2.7291213977834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2.7768342796527" calcext:value-type="float">
            <text:p>2.7768342796527</text:p>
          </table:table-cell>
          <table:table-cell office:value-type="float" office:value="2.694649013175" calcext:value-type="float">
            <text:p>2.694649013175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7:25:51.421497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5:43:43.647551513</meta:creation-date>
    <dc:date>2020-04-14T01:16:23.925115288</dc:date>
    <meta:editing-duration>PT3H12M42S</meta:editing-duration>
    <meta:editing-cycles>17</meta:editing-cycles>
    <meta:generator>LibreOffice/6.0.7.3$Linux_X86_64 LibreOffice_project/00m0$Build-3</meta:generator>
    <meta:document-statistic meta:table-count="2" meta:cell-count="583" meta:object-count="0"/>
  </office:meta>
</office:document-meta>
</file>